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8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3" office:value-type="string">
            <text:p>oo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oo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3" office:value-type="string">
            <text:p>2-3 dni</text:p>
          </table:table-cell>
          <table:table-cell table:style-name="ce20" office:value-type="string">
            <text:p>Teoretyczne opracowanie przydzielonych zagadnień. Przygotowanie prezentacji.</text:p>
          </table:table-cell>
          <table:table-cell table:style-name="ce23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3" office:value-type="string">
            <text:p>około tygodnia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3" office:value-type="string">
            <text:p><text:s/>6 godz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4.12.2014</text:date>, <text:time>11:19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ell Latitude E6540</meta:initial-creator>
    <meta:creation-date>2014-11-04T22:12:00Z</meta:creation-date>
    <dc:date>2014-12-04T11:19:09.34</dc:date>
    <meta:editing-cycles>10</meta:editing-cycles>
    <meta:editing-duration>PT1H12M24S</meta:editing-duration>
    <meta:document-statistic meta:table-count="1" meta:cell-count="256" meta:object-count="0"/>
  </office:meta>
</office:document-meta>
</file>